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F000000022299043CB8313294B.png" manifest:media-type="image/png"/>
  <manifest:file-entry manifest:full-path="Pictures/10000000000002F00000003DC8C064A04603C02E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Classy_5f_Red-title">
      <style:graphic-properties draw:auto-grow-height="true" fo:min-height="7.6cm"/>
    </style:style>
    <style:style style:name="pr2" style:family="presentation" style:parent-style-name="Classy_5f_Red-subtitle">
      <style:graphic-properties draw:fill-color="#ffffff" draw:auto-grow-height="true" fo:min-height="3.6cm"/>
    </style:style>
    <style:style style:name="pr3" style:family="presentation" style:parent-style-name="Classy_5f_Red-notes">
      <style:graphic-properties draw:fill-color="#ffffff" draw:auto-grow-height="true" fo:min-height="13.364cm"/>
    </style:style>
    <style:style style:name="pr4" style:family="presentation" style:parent-style-name="Classy_5f_Red1-title">
      <style:graphic-properties draw:auto-grow-height="true" fo:min-height="2.629cm"/>
    </style:style>
    <style:style style:name="pr5" style:family="presentation" style:parent-style-name="Classy_5f_Red1-outline1">
      <style:graphic-properties fo:min-height="7.969cm"/>
    </style:style>
    <style:style style:name="pr6" style:family="presentation" style:parent-style-name="Classy_5f_Red1-notes">
      <style:graphic-properties draw:fill-color="#ffffff" draw:auto-grow-height="true" fo:min-height="13.364cm"/>
    </style:style>
    <style:style style:name="pr7" style:family="presentation" style:parent-style-name="Classy_5f_Red1-title">
      <style:graphic-properties fo:min-height="2.629cm"/>
    </style:style>
    <style:style style:name="pr8" style:family="presentation" style:parent-style-name="Classy_5f_Red1-notes">
      <style:graphic-properties draw:fill-color="#ffffff" fo:min-height="13.364cm"/>
    </style:style>
    <style:style style:name="P1" style:family="paragraph">
      <loext:graphic-properties draw:fill-color="#ffffff"/>
      <style:text-properties style:font-size-asian="24pt"/>
    </style:style>
    <style:style style:name="P2" style:family="paragraph">
      <loext:graphic-properties draw:fill-color="#ffffff"/>
    </style:style>
    <style:style style:name="T1" style:family="text">
      <style:text-properties fo:background-color="#fff200"/>
    </style:style>
    <style:style style:name="T2" style:family="text">
      <style:text-properties fo:background-color="transparen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lassy_5f_Red" presentation:presentation-page-layout-name="AL1T0">
        <office:forms form:automatic-focus="false" form:apply-design-mode="false"/>
        <draw:frame presentation:style-name="pr1" draw:layer="layout" svg:width="25.199cm" svg:height="7.6cm" svg:x="0.022cm" svg:y="1.8cm" presentation:class="title" presentation:user-transformed="true">
          <draw:text-box>
            <text:p>How to authorise Fedora for work on GitHub</text:p>
          </draw:text-box>
        </draw:frame>
        <draw:frame presentation:style-name="pr2" draw:text-style-name="P1" draw:layer="layout" svg:width="14.599cm" svg:height="3.6cm" svg:x="10.6cm" svg:y="10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9.8cm" svg:height="11.14cm" svg:x="0.599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1) Generate RSA files</text:p>
          </draw:text-box>
        </draw:frame>
        <draw:frame presentation:style-name="pr5" draw:layer="layout" svg:width="25.199cm" svg:height="9.8cm" svg:x="1.4cm" svg:y="4.6cm" presentation:class="outline" presentation:user-transformed="true">
          <draw:text-box>
            <text:list text:style-name="L2">
              <text:list-item>
                <text:p>In Fedora, go to Applications → Utilities → Terminal</text:p>
              </text:list-item>
              <text:list-item>
                <text:p>Type “ssh-keygen -t rsa -b 4096 -C &lt;<text:a xlink:href="mailto:your_email@example.com" xlink:type="simple">your_email@example.com</text:a>&gt;” and press Enter twice</text:p>
              </text:list-item>
              <text:list-item>
                <text:p>Press Enter twice again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3.473cm" svg:x="1.4cm" svg:y="1.149cm" presentation:class="title" presentation:user-transformed="true">
          <draw:text-box>
            <text:p>2) Add your SSH key to the SSH Agent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In Terminal, type <text:span text:style-name="T1">eval "$(ssh-agent -s)"</text:span><text:span text:style-name="T2"> and press Enter</text:span></text:p>
              </text:list-item>
              <text:list-item>
                <text:p><text:span text:style-name="T2">Then, type </text:span><text:span text:style-name="T1">ssh-add ~/.ssh/id_rsa</text:span><text:span text:style-name="T2"> and press Enter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3) Adding SSH file to GitHub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In the Terminal, type “cd ~/.ssh” and press Enter</text:p>
              </text:list-item>
              <text:list-item>
                <text:p>Then type “vi id_rsa.pub” and press Enter</text:p>
              </text:list-item>
              <text:list-item>
                <text:p>Copy all of the file’s contents</text:p>
              </text:list-item>
              <text:list-item>
                <text:p>Then hold down the SHIFT key and tap the colon key, release SHIFT key and type “wq” and press Enter</text:p>
              </text:list-item>
              <text:list-item>
                <text:p>Go to GitHub.com and logi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4) Adding SSH to GitHub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After login click on your profile picture and Settings</text:p>
              </text:list-item>
              <text:list-item>
                <text:p>Navigate to SSH Keys Settings</text:p>
              </text:list-item>
              <text:list-item>
                <text:p>Add a New SSH Key</text:p>
              </text:list-item>
              <text:list-item>
                <text:p>Choose your own title and paste the copied contents of id_rsa.pub into the Key section and sav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5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5) Initialize Authorization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Create a repo/fork</text:p>
              </text:list-item>
              <text:list-item>
                <text:p>Click on Clone/Download</text:p>
              </text:list-item>
              <text:list-item>
                <text:p>Clone as SSH</text:p>
              </text:list-item>
              <text:list-item>
                <text:p>Use the copy button to the side of the Text</text:p>
              </text:list-item>
              <text:list-item>
                <text:p>In Terminal, type git clone and copy in copied text</text:p>
              </text:list-item>
              <text:list-item>
                <text:p>If prompted, type yes to everything</text:p>
              </text:list-item>
              <text:list-item>
                <text:p>Congratulations, you have successfully authorised your computer for GitHub!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6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shrink-to-fit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9cm" fo:text-indent="0cm"/>
      <style:text-properties fo:font-size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4cm" fo:text-indent="0cm"/>
      <style:text-properties fo:font-size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9cm" fo:text-indent="0cm"/>
      <style:text-properties fo:font-size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4cm" fo:text-indent="0cm"/>
      <style:text-properties fo:font-size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4cm" fo:text-indent="0cm"/>
      <style:text-properties fo:font-size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4cm" fo:text-indent="0cm"/>
      <style:text-properties fo:font-size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4cm" fo:text-indent="0cm"/>
      <style:text-properties fo:font-size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4cm" fo:text-indent="0cm"/>
      <style:text-properties fo:font-size="1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left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shrink-to-fit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top="0cm" fo:margin-bottom="0.4cm"/>
      <style:text-properties fo:font-size="28pt"/>
    </style:style>
    <style:style style:name="Classy_5f_Red1-outline3" style:display-name="Classy_Red1-outline3" style:family="presentation" style:parent-style-name="Classy_5f_Red1-outline2">
      <style:paragraph-properties fo:margin-top="0cm" fo:margin-bottom="0.3cm"/>
      <style:text-properties fo:font-size="24pt"/>
    </style:style>
    <style:style style:name="Classy_5f_Red1-outline4" style:display-name="Classy_Red1-outline4" style:family="presentation" style:parent-style-name="Classy_5f_Red1-outline3">
      <style:paragraph-properties fo:margin-top="0cm" fo:margin-bottom="0.2cm"/>
      <style:text-properties fo:font-size="20pt"/>
    </style:style>
    <style:style style:name="Classy_5f_Red1-outline5" style:display-name="Classy_Red1-outline5" style:family="presentation" style:parent-style-name="Classy_5f_Red1-outline4">
      <style:paragraph-properties fo:margin-top="0cm" fo:margin-bottom="0.1cm"/>
      <style:text-properties fo:font-size="20pt"/>
    </style:style>
    <style:style style:name="Classy_5f_Red1-outline6" style:display-name="Classy_Red1-outline6" style:family="presentation" style:parent-style-name="Classy_5f_Red1-outline5">
      <style:paragraph-properties fo:margin-top="0cm" fo:margin-bottom="0.1cm"/>
      <style:text-properties fo:font-size="20pt"/>
    </style:style>
    <style:style style:name="Classy_5f_Red1-outline7" style:display-name="Classy_Red1-outline7" style:family="presentation" style:parent-style-name="Classy_5f_Red1-outline6">
      <style:paragraph-properties fo:margin-top="0cm" fo:margin-bottom="0.1cm"/>
      <style:text-properties fo:font-size="20pt"/>
    </style:style>
    <style:style style:name="Classy_5f_Red1-outline8" style:display-name="Classy_Red1-outline8" style:family="presentation" style:parent-style-name="Classy_5f_Red1-outline7">
      <style:paragraph-properties fo:margin-top="0cm" fo:margin-bottom="0.1cm"/>
      <style:text-properties fo:font-size="20pt"/>
    </style:style>
    <style:style style:name="Classy_5f_Red1-outline9" style:display-name="Classy_Red1-outline9" style:family="presentation" style:parent-style-name="Classy_5f_Red1-outline8">
      <style:paragraph-properties fo:margin-top="0cm" fo:margin-bottom="0.1cm"/>
      <style:text-properties fo:font-size="20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086cm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449cm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85cm"/>
    </style:style>
    <style:style style:name="Mpr8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fo:color="#ffffff" fo:font-size="14pt"/>
    </style:style>
    <style:style style:name="MP7" style:family="paragraph">
      <loext:graphic-properties draw:fill="none" draw:fill-color="#ffffff"/>
      <style:text-properties fo:color="#ffffff" fo:font-size="14pt"/>
    </style:style>
    <style:style style:name="MP8" style:family="paragraph">
      <style:paragraph-properties fo:text-align="center"/>
      <style:text-properties fo:color="#ffffff" fo:font-size="14pt"/>
    </style:style>
    <style:style style:name="MP9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10" style:family="paragraph">
      <style:paragraph-properties fo:text-align="end"/>
      <style:text-properties fo:color="#ffffff" fo:font-size="14pt"/>
    </style:style>
    <style:style style:name="MP11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2" style:family="paragraph">
      <style:paragraph-properties fo:text-align="center"/>
    </style:style>
    <style:style style:name="MP13" style:family="paragraph">
      <style:paragraph-properties fo:text-align="end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Classy_5f_Red" style:display-name="Classy_Red" style:page-layout-name="PM1" draw:style-name="Mdp1">
      <draw:frame draw:style-name="Mgr3" draw:text-style-name="MP5" draw:layer="backgroundobjects" svg:width="28cm" svg:height="1.614cm" svg:x="0cm" svg:y="14.18cm">
        <draw:image xlink:href="Pictures/10000000000002F00000003DC8C064A04603C02E.png" xlink:type="simple" xlink:show="embed" xlink:actuate="onLoad" loext:mime-type="image/png">
          <text:p/>
        </draw:image>
      </draw:frame>
      <draw:frame presentation:style-name="Classy_5f_Red-title" draw:layer="backgroundobjects" svg:width="25.199cm" svg:height="7.6cm" svg:x="0cm" svg:y="1.8cm" presentation:class="title" presentation:placeholder="true">
        <draw:text-box/>
      </draw:frame>
      <draw:frame presentation:style-name="Classy_5f_Red-outline1" draw:layer="backgroundobjects" svg:width="14.599cm" svg:height="3.6cm" svg:x="10.6cm" svg:y="10cm" presentation:class="outline" presentation:placeholder="true">
        <draw:text-box/>
      </draw:frame>
      <draw:frame presentation:style-name="Mpr1" draw:text-style-name="MP7" draw:layer="backgroundobjects" svg:width="6.523cm" svg:height="1.086cm" svg:x="4.8cm" svg:y="14.678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6cm" svg:x="11.725cm" svg:y="14.644cm" presentation:class="footer">
        <draw:text-box>
          <text:p text:style-name="MP8"><text:span text:style-name="MT2"><presentation:footer/></text:span></text:p>
        </draw:text-box>
      </draw:frame>
      <draw:frame presentation:style-name="Mpr2" draw:text-style-name="MP11" draw:layer="backgroundobjects" svg:width="6.523cm" svg:height="1.086cm" svg:x="21.2cm" svg:y="14.644cm" presentation:class="page-number">
        <draw:text-box>
          <text:p text:style-name="MP10"><text:span text:style-name="MT2"><text:page-number>&lt;number&gt;</text:page-number></text:span></text:p>
        </draw:text-box>
      </draw:frame>
      <draw:frame draw:style-name="Mgr3" draw:text-style-name="MP5" draw:layer="backgroundobjects" svg:width="28cm" svg:height="0.9cm" svg:x="0cm" svg:y="0cm">
        <draw:image xlink:href="Pictures/10000000000002F000000022299043CB8313294B.png" xlink:type="simple" xlink:show="embed" xlink:actuate="onLoad" loext:mime-type="image/png">
          <text:p/>
        </draw:image>
      </draw:frame>
      <presentation:notes style:page-layout-name="PM0"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office:forms form:automatic-focus="false" form:apply-design-mode="false"/>
      <draw:frame draw:style-name="Mgr3" draw:text-style-name="MP5" draw:layer="backgroundobjects" svg:width="28cm" svg:height="0.9cm" svg:x="0.017cm" svg:y="0cm">
        <draw:image xlink:href="Pictures/10000000000002F000000022299043CB8313294B.png" xlink:type="simple" xlink:show="embed" xlink:actuate="onLoad" loext:mime-type="image/png">
          <text:p/>
        </draw:image>
      </draw:frame>
      <draw:frame draw:style-name="Mgr3" draw:text-style-name="MP5" draw:layer="backgroundobjects" svg:width="28cm" svg:height="0.9cm" svg:x="0.017cm" svg:y="14.881cm">
        <draw:image xlink:href="Pictures/10000000000002F000000022299043CB8313294B.png" xlink:type="simple" xlink:show="embed" xlink:actuate="onLoad" loext:mime-type="image/png">
          <text:p/>
        </draw:image>
      </draw:frame>
      <draw:frame presentation:style-name="Classy_5f_Red1-title" draw:layer="backgroundobjects" svg:width="25.199cm" svg:height="2.629cm" svg:x="1.4cm" svg:y="1.571cm" presentation:class="title" presentation:placeholder="true">
        <draw:text-box/>
      </draw:frame>
      <draw:frame presentation:style-name="Classy_5f_Red1-outline1" draw:layer="backgroundobjects" svg:width="25.199cm" svg:height="8.219cm" svg:x="1.4cm" svg:y="4.6cm" presentation:class="outline" presentation:placeholder="true">
        <draw:text-box/>
      </draw:frame>
      <draw:frame presentation:style-name="Mpr5" draw:text-style-name="MP2" draw:layer="backgroundobjects" svg:width="6.223cm" svg:height="1.085cm" svg:x="2.8cm" svg:y="15.00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6.523cm" svg:height="1.086cm" svg:x="4.801cm" svg:y="15.001cm">
        <draw:text-box>
          <text:p><text:span text:style-name="MT2"><presentation:date-time/></text:span></text:p>
        </draw:text-box>
      </draw:frame>
      <draw:frame presentation:style-name="Mpr6" draw:text-style-name="MP9" draw:layer="backgroundobjects" svg:width="8.875cm" svg:height="1.086cm" svg:x="11.726cm" svg:y="15.001cm">
        <draw:text-box>
          <text:p text:style-name="MP12"><text:span text:style-name="MT2"><presentation:footer/></text:span></text:p>
        </draw:text-box>
      </draw:frame>
      <draw:frame presentation:style-name="Mpr6" draw:text-style-name="MP11" draw:layer="backgroundobjects" svg:width="6.523cm" svg:height="1.086cm" svg:x="21.277cm" svg:y="15.001cm">
        <draw:text-box>
          <text:p text:style-name="MP13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12T07:33:13.409118940</meta:creation-date>
    <meta:editing-duration>PT7M6S</meta:editing-duration>
    <meta:editing-cycles>2</meta:editing-cycles>
    <meta:generator>LibreOffice/6.1.1.2$Linux_X86_64 LibreOffice_project/10$Build-2</meta:generator>
    <dc:title>Classy Red</dc:title>
    <dc:date>2018-12-12T07:53:19.923209091</dc:date>
    <meta:document-statistic meta:object-count="61"/>
  </office:meta>
</office:document-meta>
</file>